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4:F.A4 F.B4:F.H4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C2:Recall.H2 Recall.B3:Recall.B3 Recall.C3:Recall.H3 Recall.B4:Recall.B4 Recall.C4:Recall.H4 Recall.B5:Recall.B5 Recall.C5:Recall.H5 Recall.B6:Recall.B6 Recall.C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A1:Precision.A1 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4:28:10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09-29T14:34:50.926000000</dc:date>
    <meta:editing-duration>PT24M32S</meta:editing-duration>
    <meta:editing-cycles>9</meta:editing-cycles>
    <meta:generator>LibreOffice/5.2.0.4$Windows_x86 LibreOffice_project/066b007f5ebcc236395c7d282ba488bca6720265</meta:generator>
    <meta:document-statistic meta:table-count="3" meta:cell-count="1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F.A1:F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4:F.H4" chart:label-cell-address="F.A4:F.A4" chart:class="chart:bar">
            <chart:data-point chart:repeated="7"/>
          </chart:series>
          <chart:series chart:style-name="ch13" chart:values-cell-range-address="F.B5:F.H5" chart:label-cell-address="F.A5:F.A5" chart:class="chart:bar">
            <chart:data-point chart:repeated="7"/>
          </chart:series>
          <chart:series chart:style-name="ch14" chart:values-cell-range-address="F.B6:F.H6" chart:label-cell-address="F.A6:F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300</text:p>
                <draw:g>
                  <svg:desc>F.A4:F.A4</svg:desc>
                </draw:g>
              </table:table-cell>
              <table:table-cell office:value-type="float" office:value="0.590504451039">
                <text:p>0.590504451039</text:p>
                <draw:g>
                  <svg:desc>F.B4:F.H4</svg:desc>
                </draw:g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998781973203">
                <text:p>0.998781973203</text:p>
              </table:table-cell>
              <table:table-cell office:value-type="float" office:value="0.965352449223">
                <text:p>0.965352449223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2.617cm" svg:y="3.47cm" style:legend-expansion="high" chart:style-name="ch4"/>
        <chart:plot-area chart:style-name="ch5" table:cell-range-address="Recall.B2:Recall.H6" chart:data-source-has-labels="both" svg:x="1.314cm" svg:y="2.155cm" svg:width="10.983cm" svg:height="6.665cm">
          <chartooo:coordinate-region svg:x="2.48cm" svg:y="2.155cm" svg:width="9.817cm" svg:height="4.086cm"/>
          <chart:axis chart:dimension="x" chart:name="primary-x" chart:style-name="ch6" chartooo:axis-type="auto">
            <chartooo:date-scale/>
            <chart:categories table:cell-range-address="Recall.C2:Recall.H2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C3:Recall.H3" chart:label-cell-address="Recall.B3:Recall.B3" chart:class="chart:bar">
            <chart:data-point chart:repeated="6"/>
          </chart:series>
          <chart:series chart:style-name="ch11" chart:values-cell-range-address="Recall.C4:Recall.H4" chart:label-cell-address="Recall.B4:Recall.B4" chart:class="chart:bar">
            <chart:data-point chart:repeated="6"/>
          </chart:series>
          <chart:series chart:style-name="ch12" chart:values-cell-range-address="Recall.C5:Recall.H5" chart:label-cell-address="Recall.B5:Recall.B5" chart:class="chart:bar">
            <chart:data-point chart:repeated="6"/>
          </chart:series>
          <chart:series chart:style-name="ch13" chart:values-cell-range-address="Recall.C6:Recall.H6" chart:label-cell-address="Recall.B6:Recall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802874743326">
                <text:p>0.802874743326</text:p>
                <draw:g>
                  <svg:desc>Recall.C2:Recall.H2</svg:desc>
                </draw:g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0.50395480226</text:p>
                <draw:g>
                  <svg:desc>Recall.B3:Recall.B3</svg:desc>
                </draw:g>
              </table:table-cell>
              <table:table-cell office:value-type="float" office:value="0.679245283019">
                <text:p>0.679245283019</text:p>
                <draw:g>
                  <svg:desc>Recall.C3:Recall.H3</svg:desc>
                </draw:g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0.484184914842</text:p>
                <draw:g>
                  <svg:desc>Recall.B4:Recall.B4</svg:desc>
                </draw:g>
              </table:table-cell>
              <table:table-cell office:value-type="float" office:value="0.639902676399">
                <text:p>0.639902676399</text:p>
                <draw:g>
                  <svg:desc>Recall.C4:Recall.H4</svg:desc>
                </draw:g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0.410628019324</text:p>
                <draw:g>
                  <svg:desc>Recall.B5:Recall.B5</svg:desc>
                </draw:g>
              </table:table-cell>
              <table:table-cell office:value-type="float" office:value="0.545045045045">
                <text:p>0.545045045045</text:p>
                <draw:g>
                  <svg:desc>Recall.C5:Recall.H5</svg:desc>
                </draw:g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0.745562130178</text:p>
                <draw:g>
                  <svg:desc>Recall.B6:Recall.B6</svg:desc>
                </draw:g>
              </table:table-cell>
              <table:table-cell office:value-type="float" office:value="0.692307692308">
                <text:p>0.692307692308</text:p>
                <draw:g>
                  <svg:desc>Recall.C6:Recall.H6</svg:desc>
                </draw:g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